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weight="bold" style:font-weight-asian="bold"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ssets </text:span>setzen Wir auf Wohltaten, die wir schützen wollen. Sie beinhalten unsere Dateien, Bilder, Finanzdaten und persönliche Daten. Anonymität, Privatsphäre und Pseudohymnen im Zusammenhang mit unserer Browser-Geschichte, was wir herunterladen und weitergeben, usw. sind ebenfalls wertvolle Vermögenswerte. Die Vermögenswerte gehören zu uns.</text:p>
      <text:p text:style-name="P1"/>
      <text:p text:style-name="P2">security</text:p>
      <text:p text:style-name="P1">Sicherheit ist das, was wir zum Schutz dieser Vermögenswerte anwenden. Sicherheitskontrollen beinhalten Vs, Verschlüsselungstechniken, Firewall, Zugriffskontrolle, HTTP-Filter usw. Das bedeutet, dass Sicherheit als der Grad des Widerstands unseres Vermögens gegen feindliche Bedrohungen definiert wird. Wir richten Sicherheitskontrollen ein, abhängig von den Bedrohungen und Gegnern, auf die wir stoßen können.</text:p>
      <text:p text:style-name="P1"/>
      <text:p text:style-name="P2">Threars</text:p>
      <text:p text:style-name="P1">Drohungen sind potenzielle schädliche Ereignisse wie Malware-Attacken, Überwachungsprogramme, Exploits, Vireninfektion usw. Unsere Gegner fördern diese Bedrohungen.</text:p>
      <text:p text:style-name="P2"/>
      <text:p text:style-name="P2">Adversaries </text:p>
      <text:p text:style-name="P1">Adversaries kann Cybercriminals, Hacker, Nationalstaaten, Unterdrückungsregimes und, falls du nicht glücklich bist, sogar deine Ex-Partner umfassen.</text:p>
      <text:p text:style-name="P1"/>
      <text:p text:style-name="P1">Sicherheit ist keine Einheitslösung; Sicherheitskontrollen sollten entwickelt werden, abhängig von den Bedrohungen und Gegnern, denen sich eine Organisation oder einzelne gegenübersieht, um Bedrohungen und deren Auswirkungen zu begrenzen. In diesem Modul konzentrieren wir uns auf die häufigsten Sicherheitskontrollen und -mechanismen.</text:p>
      <text:p text:style-name="P1"/>
      <text:p text:style-name="P2">Physical</text:p>
      <text:p text:style-name="P1">Dies bezieht sich auf alles, was den Zugang zu In Systemen behindert, wie z.B. Zäune und Sicherheitswächter.</text:p>
      <text:p text:style-name="P1"/>
      <text:p text:style-name="P2">Technical</text:p>
      <text:p text:style-name="P1">Technologisch bezeichnet diese Bezeichnung Hardware oder Software, die zum Schutz von Systemen und Ressourcen entwickelt wurde. Datenverschlüsselung (welche in der Kryptographie Lektion behandelt wird) und biometrischer Zugriff sind Beispiele für technische Werkzeuge.</text:p>
      <text:p text:style-name="P1"/>
      <text:p text:style-name="P2">Administrativ</text:p>
      <text:p text:style-name="P1">Diese Funktion bezieht sich auf die Richtlinien und Verfahren einer Organisation zur Festlegung und Erfüllung von Sicherheitsanforderungen und -standar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0.847cm" fo:margin-bottom="1.018cm" fo:margin-left="1.296cm" fo:margin-right="1.23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M43S</meta:editing-duration>
    <meta:editing-cycles>3</meta:editing-cycles>
    <meta:generator>OpenOffice/4.1.14$Win32 OpenOffice.org_project/4114m1$Build-9811</meta:generator>
    <dc:date>2023-11-22T15:23:00.01</dc:date>
    <meta:document-statistic meta:table-count="0" meta:image-count="0" meta:object-count="0" meta:page-count="1" meta:paragraph-count="14" meta:word-count="237" meta:character-count="1985"/>
    <dc:creator>kaos sevdalisi</dc:creator>
    <meta:user-defined meta:name="Info 1"/>
    <meta:user-defined meta:name="Info 2"/>
    <meta:user-defined meta:name="Info 3"/>
    <meta:user-defined meta:name="Info 4"/>
  </office:meta>
</office:document-meta>
</file>